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default-cell-style-name="ce18"/>
        <table:table-column table:style-name="co3" table:default-cell-style-name="ce18"/>
        <table:table-column table:style-name="co3" table:default-cell-style-name="ce18"/>
        <table:table-column table:style-name="co3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1"/>
          <table:table-cell table:style-name="ce123">
            <text:p>hang.nguyen</text:p>
          </table:table-cell>
          <table:table-cell table:style-name="ce123" table:number-columns-repeated="245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 By Query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5" table:print="false"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69"/>
        <table:table-column table:style-name="co3" table:default-cell-style-name="ce201"/>
        <table:table-column table:style-name="co3" table:default-cell-style-name="ce201"/>
        <table:table-column table:style-name="co3" table:default-cell-style-name="ce201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4">
          <table:table-cell table:style-name="ce170" office:value-type="float" office:value="1">
            <text:p>1.00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1.00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>
            <text:p>Tester</text:p>
          </table:table-cell>
          <table:table-cell table:style-name="ce143">
            <text:p>IE7</text:p>
          </table:table-cell>
          <table:table-cell table:style-name="ce143">
            <text:p>FireFox3.5</text:p>
          </table:table-cell>
          <table:table-cell table:style-name="ce143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28">
          <table:table-cell office:value-type="float" office:value="1">
            <text:p>1.00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number-columns-repeated="1017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53" office:value-type="float" office:value="1">
            <text:p>1.00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3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73" office:value-type="float" office:value="1">
            <text:p>1.00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1.00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1.00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1.00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1.00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3-21T11:47:44</dc:date>
    <meta:editing-cycles>427</meta:editing-cycles>
    <meta:editing-duration>PT125H30M45S</meta:editing-duration>
    <dc:creator>exoplatform </dc:creator>
    <meta:document-statistic meta:table-count="13" meta:cell-count="9676" meta:object-count="2"/>
    <meta:user-defined meta:name="Info 1"/>
    <meta:user-defined meta:name="Info 2"/>
    <meta:user-defined meta:name="Info 3"/>
    <meta:user-defined meta:name="Info 4"/>
  </office:meta>
</office:document-meta>
</file>